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30000028F092845E4ED5C934D.png" manifest:media-type="image/png"/>
  <manifest:file-entry manifest:full-path="Pictures/10000201000005520000028FAE3AF52BF32DD43A.png" manifest:media-type="image/png"/>
  <manifest:file-entry manifest:full-path="Pictures/100002010000055400000290CCEF1E1107157533.png" manifest:media-type="image/png"/>
  <manifest:file-entry manifest:full-path="Pictures/1000020100000551000002934E7E80EA99CB08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6.986cm" fo:min-width="3.736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1.404cm" fo:min-width="0cm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loext:graphic-properties draw:fill-color="#f10d0c" draw:opacity="60%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75cm" svg:height="7.75cm" svg:x="12.65cm" svg:y="4.25cm">
          <text:p text:style-name="P1"><text:span text:style-name="T1">PHP</text:span></text:p>
          <text:p text:style-name="P1"><text:span text:style-name="T1"/></text:p>
          <text:p text:style-name="P1"><text:span text:style-name="T1">Recibe el formulario</text:span></text:p>
          <text:p text:style-name="P1"><text:span text:style-name="T1"><text:s/></text:span><text:span text:style-name="T1">y realiza la</text:span></text:p>
          <text:p text:style-name="P1"><text:span text:style-name="T1">inserción en la </text:span></text:p>
          <text:p text:style-name="P1"><text:span text:style-name="T1">base de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927cm" svg:height="3.809cm" svg:x="20.755cm" svg:y="4.035cm">
          <draw:image xlink:href="Pictures/10000201000005530000028F092845E4ED5C934D.png" xlink:type="simple" xlink:show="embed" xlink:actuate="onLoad" draw:mime-type="image/png">
            <text:p/>
          </draw:image>
        </draw:frame>
        <draw:frame draw:style-name="gr2" draw:text-style-name="P3" draw:layer="layout" svg:width="7.993cm" svg:height="3.844cm" svg:x="1.341cm" svg:y="8.382cm">
          <draw:image xlink:href="Pictures/10000201000005520000028FAE3AF52BF32DD43A.png" xlink:type="simple" xlink:show="embed" xlink:actuate="onLoad" draw:mime-type="image/png">
            <text:p/>
          </draw:image>
        </draw:frame>
        <draw:frame draw:style-name="gr2" draw:text-style-name="P3" draw:layer="layout" svg:width="7.994cm" svg:height="3.844cm" svg:x="20.756cm" svg:y="8.497cm">
          <draw:image xlink:href="Pictures/100002010000055400000290CCEF1E1107157533.png" xlink:type="simple" xlink:show="embed" xlink:actuate="onLoad" draw:mime-type="image/png">
            <text:p/>
          </draw:image>
        </draw:frame>
        <draw:custom-shape draw:style-name="gr3" draw:text-style-name="P4" draw:layer="layout" svg:width="1cm" svg:height="2.425cm" draw:transform="rotate (-1.5706217938697) translate (12.125cm 5.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8.085cm" svg:height="3.915cm" svg:x="1.3cm" svg:y="4cm">
          <draw:image xlink:href="Pictures/1000020100000551000002934E7E80EA99CB08FA.png" xlink:type="simple" xlink:show="embed" xlink:actuate="onLoad" draw:mime-type="image/png">
            <text:p/>
          </draw:image>
        </draw:frame>
        <draw:custom-shape draw:style-name="gr3" draw:text-style-name="P4" draw:layer="layout" svg:width="1cm" svg:height="2.425cm" draw:transform="rotate (-1.5706217938697) translate (12.125cm 9.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cm" svg:height="2.425cm" draw:transform="rotate (-1.5706217938697) translate (20.326cm 9.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cm" svg:height="2.425cm" draw:transform="rotate (-1.5706217938697) translate (20.325cm 5.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1T09:54:51.688000000</meta:creation-date>
    <dc:date>2022-06-03T09:57:48.221000000</dc:date>
    <meta:editing-duration>PT28M10S</meta:editing-duration>
    <meta:editing-cycles>6</meta:editing-cycles>
    <meta:generator>LibreOffice/7.0.5.2$Windows_X86_64 LibreOffice_project/64390860c6cd0aca4beafafcfd84613dd9dfb63a</meta:generator>
    <meta:document-statistic meta:object-count="9"/>
  </office:meta>
</office:document-meta>
</file>